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1f4e79" draw:opacity="100%"/>
      <style:paragraph-properties style:writing-mode="lr-tb" style:font-independent-line-spacing="true"/>
      <style:text-properties fo:font-size="11pt"/>
    </style:style>
    <style:style style:name="P4" style:family="paragraph">
      <style:paragraph-properties fo:margin-left="0.635cm" fo:margin-right="0cm" fo:text-indent="0cm" loext:tab-stop-distance="0cm" style:writing-mode="lr-tb">
        <style:tab-stops/>
      </style:paragraph-properties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1f4e79" draw:opacity="100%"/>
      <style:paragraph-properties fo:margin-left="0.635cm" fo:margin-right="0cm" fo:text-indent="0cm" loext:tab-stop-distance="0cm" style:writing-mode="lr-tb" style:font-independent-line-spacing="true">
        <style:tab-stops/>
      </style:paragraph-properties>
      <style:text-properties fo:font-size="11pt"/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style:paragraph-properties fo:margin-top="0cm" fo:margin-bottom="0cm" style:writing-mode="lr-tb"/>
    </style:style>
    <style:style style:name="P9" style:family="paragraph">
      <style:paragraph-properties fo:margin-top="0cm" fo:margin-bottom="0cm" fo:line-height="150%" style:writing-mode="lr-tb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margin-left="0cm" fo:margin-right="0cm" fo:margin-top="0cm" fo:margin-bottom="0cm" fo:text-indent="1.228cm" style:writing-mode="lr-tb"/>
    </style:style>
    <style:style style:name="P12" style:family="paragraph">
      <style:paragraph-properties fo:margin-left="5.017cm" fo:margin-right="0cm" fo:margin-top="0cm" fo:margin-bottom="0cm" fo:text-indent="1.228cm" loext:tab-stop-distance="0cm" style:writing-mode="lr-tb">
        <style:tab-stops/>
      </style:paragraph-properties>
    </style:style>
    <style:style style:name="P13" style:family="paragraph">
      <loext:graphic-properties draw:fill="none"/>
      <style:paragraph-properties fo:margin-top="0cm" fo:margin-bottom="0cm" style:writing-mode="lr-tb" style:font-independent-line-spacing="true"/>
    </style:style>
    <style:style style:name="P14" style:family="paragraph">
      <loext:graphic-properties draw:fill="solid" draw:fill-color="#002060" draw:opacity="100%"/>
      <style:paragraph-properties style:writing-mode="lr-tb" style:font-independent-line-spacing="true"/>
    </style:style>
    <style:style style:name="P15" style:family="paragraph">
      <loext:graphic-properties draw:fill="solid" draw:fill-color="#002060" draw:opacity="100%"/>
      <style:paragraph-properties style:writing-mode="lr-tb" style:font-independent-line-spacing="true"/>
      <style:text-properties fo:font-size="11pt"/>
    </style:style>
    <style:style style:name="P16" style:family="paragraph">
      <style:paragraph-properties fo:text-align="justify" style:writing-mode="lr-tb"/>
    </style:style>
    <style:style style:name="P17" style:family="paragraph">
      <loext:graphic-properties draw:fill="solid" draw:fill-color="#002060" draw:opacity="100%"/>
      <style:paragraph-properties fo:text-align="justify" style:writing-mode="lr-tb" style:font-independent-line-spacing="true"/>
      <style:text-properties fo:font-size="11pt"/>
    </style:style>
    <style:style style:name="P18" style:family="paragraph">
      <loext:graphic-properties draw:fill="solid" draw:fill-color="#1f4e79" draw:opacity="100%"/>
      <style:paragraph-properties style:writing-mode="lr-tb" style:font-independent-line-spacing="true"/>
    </style:style>
    <style:style style:name="P1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T1" style:family="text">
      <style:text-properties style:language-asian="fr" style:country-asian="FR"/>
    </style:style>
    <style:style style:name="T2" style:family="text">
      <style:text-properties fo:font-size="11pt"/>
    </style:style>
    <style:style style:name="T3" style:family="text">
      <style:text-properties fo:color="#ffffff" loext:opacity="100%" style:font-name="Times New Roman" fo:font-size="11pt"/>
    </style:style>
    <style:style style:name="T4" style:family="text">
      <style:text-properties fo:color="#000000" loext:opacity="100%" style:font-name="Times New Roman"/>
    </style:style>
    <style:style style:name="T5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loext:opacity="100%" style:font-name="Times New Roman" fo:font-size="12pt" style:font-size-asian="12pt" style:font-size-complex="12pt"/>
    </style:style>
    <style:style style:name="T7" style:family="text">
      <style:text-properties fo:color="#000000" loext:opacity="100%" style:font-name="Times New Roman" style:font-name-complex="Times New Roman"/>
    </style:style>
    <style:style style:name="T8" style:family="text">
      <style:text-properties fo:color="#000000" loext:opacity="100%"/>
    </style:style>
    <style:style style:name="T9" style:family="text">
      <style:text-properties fo:color="#ffffff" loext:opacity="100%"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fo:color="#ffffff" loext:opacity="100%" style:font-name="Times New Roman"/>
    </style:style>
    <style:style style:name="T13" style:family="text">
      <style:text-properties fo:color="#ffffff" loext:opacity="100%" style:font-name="Times New Roman" fo:font-size="11pt" style:font-name-complex="Times New Roman"/>
    </style:style>
    <style:style style:name="T14" style:family="text">
      <style:text-properties fo:color="#ffffff" loext:opacity="100%" style:font-name="Times New Roman" fo:font-size="11pt" style:font-size-asian="12pt" style:font-name-complex="Times New Roman" style:font-size-complex="12pt"/>
    </style:style>
    <style:style style:name="gr1" style:family="graphic">
      <style:graphic-properties draw:stroke="solid" svg:stroke-width="0.035cm" svg:stroke-color="#41719c" svg:stroke-opacity="100%" draw:stroke-linejoin="miter" svg:stroke-linecap="butt" draw:fill="solid" draw:fill-color="#1f4e79" draw:opacity="100%" draw:textarea-horizontal-align="left" draw:textarea-vertical-align="middle" draw:auto-grow-height="false" draw:auto-grow-width="false" fo:min-height="0.713cm" fo:min-width="14.1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1f4e79" draw:opacity="100%" draw:textarea-horizontal-align="left" draw:textarea-vertical-align="middle" draw:auto-grow-height="false" draw:auto-grow-width="false" fo:min-height="1.302cm" fo:min-width="14.1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35cm" svg:stroke-color="#41719c" svg:stroke-opacity="100%" draw:stroke-linejoin="miter" svg:stroke-linecap="butt" draw:fill="solid" draw:fill-color="#1f4e79" draw:opacity="100%" draw:textarea-horizontal-align="left" draw:textarea-vertical-align="middle" draw:auto-grow-height="false" draw:auto-grow-width="false" fo:min-height="0.894cm" fo:min-width="14.309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textarea-horizontal-align="left" draw:textarea-vertical-align="middle" draw:auto-grow-height="false" draw:auto-grow-width="false" fo:min-height="21.146cm" fo:min-width="14.196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35cm" svg:stroke-color="#41719c" svg:stroke-opacity="100%" draw:stroke-linejoin="miter" svg:stroke-linecap="butt" draw:fill="solid" draw:fill-color="#00206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35cm" svg:stroke-color="#41719c" svg:stroke-opacity="100%" draw:stroke-linejoin="miter" svg:stroke-linecap="butt" draw:fill="solid" draw:fill-color="#002060" draw:opacity="100%" draw:textarea-horizontal-align="left" draw:textarea-vertical-align="middle" draw:auto-grow-height="false" draw:auto-grow-width="false" fo:min-height="0.623cm" fo:min-width="5.74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35cm" svg:stroke-color="#41719c" svg:stroke-opacity="100%" draw:stroke-linejoin="miter" svg:stroke-linecap="butt" draw:fill="solid" draw:fill-color="#002060" draw:opacity="100%" draw:textarea-horizontal-align="left" draw:textarea-vertical-align="middle" draw:auto-grow-height="false" draw:auto-grow-width="false" fo:min-height="0.743cm" fo:min-width="5.673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35cm" svg:stroke-color="#41719c" svg:stroke-opacity="100%" draw:stroke-linejoin="miter" svg:stroke-linecap="butt" draw:fill="solid" draw:fill-color="#1f4e7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35cm" svg:stroke-color="#4616ce" svg:stroke-opacity="100%" draw:stroke-linejoin="miter" svg:stroke-linecap="butt" draw:fill="solid" draw:fill-color="#1f4e79" draw:opacity="100%" draw:textarea-horizontal-align="left" draw:textarea-vertical-align="middle" draw:auto-grow-height="false" draw:auto-grow-width="false" fo:min-height="29.296cm" fo:min-width="5.791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5" draw:name="Rectangle 29" draw:style-name="gr3" draw:text-style-name="P7" svg:width="1.431cm" svg:height="0.967cm" svg:x="3.635cm" svg:y="20.454cm"><text:p/><draw:enhanced-geometry svg:viewBox="0 0 21600 21600" draw:type="non-primitive" draw:enhanced-path="M 0 0 L 21600 0 21600 21600 0 21600 Z N"/></draw:custom-shape><draw:custom-shape text:anchor-type="paragraph" draw:z-index="2" draw:name="Rectangle 5" draw:style-name="gr12" draw:text-style-name="P19" svg:width="14.817cm" svg:height="7.727cm" svg:x="3.692cm" svg:y="-2.473cm"><text:p text:style-name="P2"><text:span text:style-name="T10"/></text:p><text:p text:style-name="P10"><text:span text:style-name="T6">Nom: NOMENJANAHARY</text:span></text:p><text:p text:style-name="P10"><text:span text:style-name="T6">Prénom : Miranto</text:span></text:p><text:p text:style-name="P10"><text:span text:style-name="T6">Née le 24 Octobre 2003</text:span></text:p><text:p text:style-name="P10"><text:span text:style-name="T6">Situation matrimoniale : Célibataire</text:span></text:p><text:p text:style-name="P10"><text:span text:style-name="T6">Je suis une étudiante de Droit,je maîtrise l’informatique bureautique et bureautique plus (Word, Excel, power point, internet …) . Je porte à connaissance que je suis une jeune Malagasy sociable et leader,âge de 22 ans.</text:span></text:p><text:p text:style-name="P10"><text:span text:style-name="T6"/></text:p><draw:enhanced-geometry svg:viewBox="0 0 21600 21600" draw:type="non-primitive" draw:enhanced-path="M 0 0 L 21600 0 21600 21600 0 21600 Z N"/></draw:custom-shape><draw:custom-shape text:anchor-type="paragraph" draw:z-index="7" draw:name="Rectangle 10" draw:style-name="gr7" draw:text-style-name="P13" svg:width="14.705cm" svg:height="21.4cm" svg:x="3.692cm" svg:y="5.671cm"><text:p text:style-name="P8"><text:span text:style-name="T4"/></text:p><text:p text:style-name="P8"><text:span text:style-name="T4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5">2023-2024 : secrétaire de l’association des étudiants de ATAO RO HITA</text:span></text:p><text:p text:style-name="P9"><text:span text:style-name="T5">2022 : Secrétaire de l’association des étudiants d’Ambohimahasoa intitulée Malagasy sans exception dit AE-AIME </text:span></text:p><text:p text:style-name="P9"><text:span text:style-name="T5">2021 : Présidente de novice de l’association des étudiants d’Ambohimahasoa</text:span></text:p><text:p text:style-name="P9"><text:span text:style-name="T5">2020-2019 : Stagiaire de saisie d’enregistrement des enfants malnutritions dans l’office Nationale de Nutrition.</text:span></text:p><text:p text:style-name="P9"><text:span text:style-name="T5"/></text:p><text:p text:style-name="P9"><text:span text:style-name="T5"/></text:p><text:p text:style-name="P9"><text:span text:style-name="T5"/></text:p><text:p text:style-name="P9"><text:span text:style-name="T6">2023-2024 : deuxième année de licence en Droit </text:span><text:span text:style-name="T5">à l’université de Fianarantsoa </text:span></text:p><text:p text:style-name="P10"><text:span text:style-name="T5">2022 : Première année de licence en Droit à l’université de Fianarantsoa </text:span></text:p><text:p text:style-name="P10"><text:span text:style-name="T5">2021 : Informatique bureautique : word, excel, power point,internet</text:span></text:p><text:p text:style-name="P10"><text:span text:style-name="T5">2021 : Baccalauréat série A1 au Lycée Sacré-Cœur Ambohimahasoa</text:span></text:p><text:p text:style-name="P9"><text:span text:style-name="T5">2018 : BEPC (Brevet d’étude du Premier Cycle) au Collège Saint Joseph Ambohimahasoa</text:span></text:p><text:p text:style-name="P9"><text:span text:style-name="T5">2013 : CEPE au Collège Saint Joseph Ambohimahasoa</text:span></text:p><text:p text:style-name="P8"><text:span text:style-name="T5"/></text:p><text:p text:style-name="P8"><text:span text:style-name="T5"/></text:p><text:p text:style-name="P8"><text:span text:style-name="T5"/></text:p><text:p text:style-name="P8"><text:span text:style-name="T5"/></text:p><text:p text:style-name="P8"><text:span text:style-name="T5">Faire la lecture</text:span></text:p><text:p text:style-name="P8"><text:span text:style-name="T5">Faire des jeux</text:span></text:p><text:p text:style-name="P8"><text:span text:style-name="T5">Écrire de poème</text:span></text:p><text:p text:style-name="P8"><text:span text:style-name="T5"/></text:p><text:p text:style-name="P8"><text:span text:style-name="T5"/></text:p><text:p text:style-name="P8"><text:span text:style-name="T5"/></text:p><text:p text:style-name="P8"><text:span text:style-name="T5"/></text:p><text:p text:style-name="P11"><text:span text:style-name="T5">Je déclare sur l’honneur et sincère les renseignements ci-dessus. </text:span></text:p><text:p text:style-name="P8"><text:span text:style-name="T5"/></text:p><text:p text:style-name="P12"><text:span text:style-name="T5">Fait à Fianarantsoa le 20 Fevrier 2025</text:span></text:p><text:p text:style-name="P8"><text:span text:style-name="T5"><text:s/></text:span></text:p><text:p text:style-name="P8"><text:span text:style-name="T6"/></text:p><text:p text:style-name="P8"><text:span text:style-name="T5"><text:s text:c="3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6"/></text:span><text:span text:style-name="T5">NOMENJANAHARY Miranto </text:span></text:p><text:p text:style-name="P8"><text:span text:style-name="T5"/></text:p><text:p text:style-name="P8"><text:span text:style-name="T5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8"><text:span text:style-name="T7"/></text:p><text:p text:style-name="P2"><text:span text:style-name="T8"/></text:p><draw:enhanced-geometry svg:viewBox="0 0 21600 21600" draw:type="non-primitive" draw:enhanced-path="M 0 0 L 21600 0 21600 21600 0 21600 Z N"/></draw:custom-shape><draw:custom-shape text:anchor-type="paragraph" draw:z-index="9" draw:name="Rectangle 17" draw:style-name="gr4" draw:text-style-name="P7" svg:width="1.535cm" svg:height="0.99cm" svg:x="-2.558cm" svg:y="4.293cm"><text:p text:style-name="P5"><text:s text:c="6"/></text:p><draw:enhanced-geometry svg:viewBox="0 0 21600 21600" draw:type="non-primitive" draw:enhanced-path="M 0 0 L 21600 0 21600 21600 0 21600 Z N"/></draw:custom-shape><draw:custom-shape text:anchor-type="paragraph" draw:z-index="12" draw:name="Rectangle 22" draw:style-name="gr4" draw:text-style-name="P7" svg:width="2.163cm" svg:height="1.274cm" svg:x="-2.942cm" svg:y="5.001cm"><text:p text:style-name="P5"><text:span text:style-name="T1"/></text:p><text:p text:style-name="P5"/><text:p text:style-name="P5"/><draw:enhanced-geometry svg:viewBox="0 0 21600 21600" draw:type="non-primitive" draw:enhanced-path="M 0 0 L 21600 0 21600 21600 0 21600 Z N"/></draw:custom-shape><draw:custom-shape text:anchor-type="paragraph" draw:z-index="10" draw:name="Rectangle 19" draw:style-name="gr5" draw:text-style-name="P7" svg:width="1.387cm" svg:height="1.073cm" svg:x="0cm" svg:y="3.461cm"><text:p text:style-name="P5"><text:span text:style-name="T1"/></text:p><text:p text:style-name="P5"/><text:p text:style-name="P5"/><text:p text:style-name="P5"/><text:p text:style-name="P5"/><text:p text:style-name="P5"/><draw:enhanced-geometry svg:viewBox="0 0 21600 21600" draw:type="non-primitive" draw:enhanced-path="M 0 0 L 21600 0 21600 21600 0 21600 Z N"/></draw:custom-shape><draw:custom-shape text:anchor-type="paragraph" draw:z-index="4" draw:name="Rectangle 7" draw:style-name="gr10" draw:text-style-name="P17" svg:width="6.181cm" svg:height="0.997cm" svg:x="-2.683cm" svg:y="3.761cm"><text:p text:style-name="P16"><text:span text:style-name="T2"><text:s/></text:span><text:span text:style-name="T11">COMPETENCES ET LOGICIEL</text:span></text:p><draw:enhanced-geometry svg:viewBox="0 0 21600 21600" draw:type="non-primitive" draw:enhanced-path="M 0 0 L 21600 0 21600 21600 0 21600 Z N"/></draw:custom-shape><draw:custom-shape text:anchor-type="paragraph" draw:z-index="6" draw:name="Rectangle 9" draw:style-name="gr8" draw:text-style-name="P14" svg:width="6.248cm" svg:height="0.946cm" svg:x="-2.559cm" svg:y="15.799cm"><text:p text:style-name="P2"><text:s text:c="12"/><text:span text:style-name="T9">LANGUES</text:span></text:p><draw:enhanced-geometry svg:viewBox="0 0 21600 21600" draw:type="non-primitive" draw:enhanced-path="M 0 0 L 21600 0 21600 21600 0 21600 Z N"/></draw:custom-shape><draw:custom-shape text:anchor-type="paragraph" draw:z-index="11" draw:name="Rectangle 20" draw:style-name="gr3" draw:text-style-name="P7" svg:width="1.414cm" svg:height="0.923cm" svg:x="-1.946cm" svg:y="10.666cm"><text:p/><draw:enhanced-geometry svg:viewBox="0 0 21600 21600" draw:type="non-primitive" draw:enhanced-path="M 0 0 L 21600 0 21600 21600 0 21600 Z N"/></draw:custom-shape><draw:custom-shape text:anchor-type="paragraph" draw:z-index="5" draw:name="Rectangle 8" draw:style-name="gr9" draw:text-style-name="P15" svg:width="6.254cm" svg:height="0.877cm" svg:x="-2.499cm" svg:y="9.973cm"><text:p text:style-name="P2"><text:span text:style-name="T2"><text:s text:c="11"/></text:span><text:span text:style-name="T10">PERSONALITES</text:span></text:p><draw:enhanced-geometry svg:viewBox="0 0 21600 21600" draw:type="non-primitive" draw:enhanced-path="M 0 0 L 21600 0 21600 21600 0 21600 Z N"/></draw:custom-shape><draw:custom-shape text:anchor-type="paragraph" draw:z-index="1" draw:name="Rectangle à coins arrondis 3" draw:style-name="gr3" draw:text-style-name="P7" svg:width="5.673cm" svg:height="5.959cm" svg:x="-2.235cm" svg:y="-2.08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4" draw:name="Rectangle 27" draw:style-name="gr3" draw:text-style-name="P7" svg:width="1.454cm" svg:height="1.295cm" svg:x="3.637cm" svg:y="5.401cm"><text:p/><draw:enhanced-geometry svg:viewBox="0 0 21600 21600" draw:type="non-primitive" draw:enhanced-path="M 0 0 L 21600 0 21600 21600 0 21600 Z N"/></draw:custom-shape><draw:custom-shape text:anchor-type="paragraph" draw:z-index="8" draw:name="Rectangle 11" draw:style-name="gr6" draw:text-style-name="P3" svg:width="14.817cm" svg:height="1.149cm" svg:x="3.685cm" svg:y="4.401cm"><text:p text:style-name="P2"><text:span text:style-name="T2"><text:s text:c="11"/></text:span><text:span text:style-name="T3">EXPERIENCES PROFESSIONNELLES</text:span></text:p><draw:enhanced-geometry svg:viewBox="0 0 21600 21600" draw:type="non-primitive" draw:enhanced-path="M 0 0 L 21600 0 21600 21600 0 21600 Z N"/></draw:custom-shape><draw:custom-shape text:anchor-type="paragraph" draw:z-index="13" draw:name="Rectangle 25" draw:style-name="gr3" draw:text-style-name="P7" svg:width="1.033cm" svg:height="0.812cm" svg:x="-1.946cm" svg:y="14.353cm"><text:p/><draw:enhanced-geometry svg:viewBox="0 0 21600 21600" draw:type="non-primitive" draw:enhanced-path="M 0 0 L 21600 0 21600 21600 0 21600 Z N"/></draw:custom-shape><draw:custom-shape text:anchor-type="paragraph" draw:z-index="3" draw:name="Rectangle 6" draw:style-name="gr11" draw:text-style-name="P18" svg:width="7.974cm" svg:height="0.683cm" svg:x="5.696cm" svg:y="-2.367cm"><text:p text:style-name="P5"><text:span text:style-name="T12">A PROPOS DE MOI</text:span></text:p><draw:enhanced-geometry svg:viewBox="0 0 21600 21600" draw:type="non-primitive" draw:enhanced-path="M 0 0 L 21600 0 21600 21600 0 21600 Z N"/></draw:custom-shape><draw:custom-shape text:anchor-type="paragraph" draw:z-index="0" draw:name="Rectangle 1" draw:style-name="gr13" draw:text-style-name="P3" svg:width="6.3cm" svg:height="29.551cm" svg:x="-2.455cm" svg:y="-2.351cm"><text:p text:style-name="P2"><text:span text:style-name="T2"/></text:p><text:p text:style-name="P2"><text:span text:style-name="T2"><text:s text:c="12"/></text:span></text:p><text:p text:style-name="P2"><text:span text:style-name="T2"><text:s text:c="10"/></text:span><text:span text:style-name="T3">034 24 447 69</text:span></text:p><text:p text:style-name="P2"><text:span text:style-name="T3"><text:s text:c="4"/></text:span></text:p><text:p text:style-name="P2"><text:span text:style-name="T3"><text:s/></text:span><text:span text:style-name="T3"><text:a xlink:href="mailto:nomenamiranto3@gmail.com" xlink:type="simple">nomenamiranto3@gmail.com</text:a></text:span></text:p><text:p text:style-name="P2"><text:span text:style-name="T3"/></text:p><text:p text:style-name="P2"><text:span text:style-name="T3"><text:s/></text:span><text:span text:style-name="T3">Fianarantsoa</text:span></text:p><text:p text:style-name="P2"><text:span text:style-name="T2"/></text:p><text:p text:style-name="P2"><text:span text:style-name="T2">Excel</text:span></text:p><text:p text:style-name="P2"><text:span text:style-name="T13">Word</text:span></text:p><text:p text:style-name="P2"><text:span text:style-name="T13">Excel</text:span></text:p><text:p text:style-name="P2"><text:span text:style-name="T13">Ms office</text:span></text:p><text:p text:style-name="P2"><text:span text:style-name="T13"/></text:p><text:p text:style-name="P2"><text:span text:style-name="T13"/></text:p><text:p text:style-name="P2"><text:span text:style-name="T3"/></text:p><text:p text:style-name="P2"><text:span text:style-name="T2"/></text:p><text:p text:style-name="P2"><text:span text:style-name="T13">Leadership</text:span></text:p><text:p text:style-name="P2"><text:span text:style-name="T13">Sérieuse</text:span></text:p><text:p text:style-name="P2"><text:span text:style-name="T13">Méthodique</text:span></text:p><text:p text:style-name="P2"><text:span text:style-name="T13">Dynamique</text:span></text:p><text:p text:style-name="P2"><text:span text:style-name="T14">A l’aise de travailler en équipe </text:span><text:span text:style-name="T5"><text:s/></text:span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13">Malagasy : lu, parlé, écrit</text:span></text:p><text:p text:style-name="P2"><text:span text:style-name="T13">Français : lu, parlé, écrit</text:span></text:p><text:p text:style-name="P2"><text:span text:style-name="T13">Anglais : lu, parlé, écrit</text:span></text:p><text:p text:style-name="P2"><text:span text:style-name="T2"/></text:p><text:p text:style-name="P2"><text:span text:style-name="T2"/></text:p><text:p text:style-name="P2"><text:span text:style-name="T2"/></text:p><draw:enhanced-geometry svg:viewBox="0 0 21600 21600" draw:type="non-primitive" draw:enhanced-path="M 0 0 L 21600 0 21600 21600 0 21600 Z N"/></draw:custom-shape><draw:custom-shape text:anchor-type="paragraph" draw:z-index="16" draw:name="Rectangle 12" draw:style-name="gr2" draw:text-style-name="P6" svg:width="14.699cm" svg:height="1.557cm" svg:x="9.765cm" svg:y="10.536cm"><text:p text:style-name="P4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/text:p><text:p text:style-name="P4"><text:span text:style-name="T2"/></text:p><text:p text:style-name="P4"><text:span text:style-name="T2"><text:s/></text:span><text:span text:style-name="T2"><text:s/>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T</text:span><text:span text:style-name="T3"> </text:span><text:span text:style-name="T3">D</text:span><text:span text:style-name="T3">I</text:span><text:span text:style-name="T3">P</text:span><text:span text:style-name="T3">L</text:span><text:span text:style-name="T3">Ô</text:span><text:span text:style-name="T3">M</text:span><text:span text:style-name="T3">E</text:span><text:span text:style-name="T3">S</text:span><text:span text:style-name="T3"> </text:span></text:p><text:p text:style-name="P5"><text:span text:style-name="T2"/></text:p><text:p text:style-name="P5"><text:span text:style-name="T2"/></text:p><draw:enhanced-geometry svg:viewBox="0 0 21600 21600" draw:type="non-primitive" draw:enhanced-path="M 0 0 L 21600 0 21600 21600 0 21600 Z N"/></draw:custom-shape><draw:custom-shape text:anchor-type="paragraph" draw:z-index="17" draw:name="Rectangle 13" draw:style-name="gr1" draw:text-style-name="P3" svg:width="14.699cm" svg:height="0.967cm" svg:x="7.853cm" svg:y="18.496cm">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3">L</text:span><text:span text:style-name="T3">O</text:span><text:span text:style-name="T3">I</text:span><text:span text:style-name="T3">S</text:span><text:span text:style-name="T3">I</text:span><text:span text:style-name="T3">R</text:span><text:span text:style-name="T3">S</text:span></text:p><draw:enhanced-geometry svg:viewBox="0 0 21600 21600" draw:type="non-primitive" draw:enhanced-path="M 0 0 L 21600 0 21600 21600 0 21600 Z N"/></draw:custom-shape><text:span text:style-name="Police_20_par_20_défaut"><text:span text:style-name="T1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-complex="SimSun" style:font-family-complex="SimSun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Utilisateur Windows</meta:initial-creator>
    <meta:creation-date>2022-10-10T06:48:00Z</meta:creation-date>
    <dc:date>2025-05-17T20:33:49.182655136</dc:date>
    <meta:print-date>2022-10-13T11:27:00Z</meta:print-date>
    <meta:editing-cycles>68</meta:editing-cycles>
    <meta:editing-duration>PT6H12M57S</meta:editing-duration>
    <meta:document-statistic meta:table-count="0" meta:image-count="0" meta:object-count="0" meta:page-count="1" meta:paragraph-count="1" meta:word-count="0" meta:character-count="1" meta:non-whitespace-character-count="0"/>
    <meta:template xlink:type="simple" xlink:actuate="onRequest" xlink:title="" xlink:href="Normal"/>
  </office:meta>
</office:document-meta>
</file>